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Source Code Pro" svg:font-family="'Source Code Pro'"/>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417in" fo:margin-bottom="0.0417in" loext:contextual-spacing="false"/>
    </style:style>
    <style:style style:name="P2" style:family="paragraph" style:parent-style-name="Huisstijl-Voettekst">
      <style:text-properties fo:font-weight="normal" style:font-weight-asian="normal"/>
    </style:style>
    <style:style style:name="P3" style:family="paragraph" style:parent-style-name="Standard">
      <style:paragraph-properties fo:margin-top="0in" fo:margin-bottom="0in" loext:contextual-spacing="false" style:line-height-at-least="0in"/>
      <style:text-properties fo:font-size="1pt" style:font-size-asian="1pt" style:font-size-complex="1pt"/>
    </style:style>
    <style:style style:name="P4" style:family="paragraph" style:parent-style-name="Standard">
      <style:text-properties officeooo:rsid="00185455" officeooo:paragraph-rsid="001d1e33"/>
    </style:style>
    <style:style style:name="P5" style:family="paragraph" style:parent-style-name="Standard">
      <style:paragraph-properties fo:margin-top="0in" fo:margin-bottom="0.139in" loext:contextual-spacing="false" fo:line-height="115%"/>
      <style:text-properties officeooo:rsid="001c3794" officeooo:paragraph-rsid="001c3794"/>
    </style:style>
    <style:style style:name="P6" style:family="paragraph" style:parent-style-name="List_20_Paragraph">
      <style:paragraph-properties fo:margin-top="0in" fo:margin-bottom="0.139in" loext:contextual-spacing="false" fo:line-height="115%"/>
      <style:text-properties officeooo:paragraph-rsid="001e4058"/>
    </style:style>
    <style:style style:name="P7" style:family="paragraph" style:parent-style-name="Preformatted_20_Text">
      <style:paragraph-properties fo:margin-top="0in" fo:margin-bottom="0.139in" loext:contextual-spacing="false" fo:line-height="115%"/>
      <style:text-properties fo:color="#000000" style:font-name="Source Code Pro" fo:font-size="11.3999996185303pt" fo:font-weight="bold" officeooo:paragraph-rsid="00185455" style:font-weight-asian="bold" style:font-weight-complex="bold"/>
    </style:style>
    <style:style style:name="P8" style:family="paragraph" style:parent-style-name="Preformatted_20_Text">
      <style:paragraph-properties fo:margin-top="0in" fo:margin-bottom="0.1965in" loext:contextual-spacing="false"/>
      <style:text-properties fo:color="#000000" style:font-name="Source Code Pro" fo:font-size="11.3999996185303pt"/>
    </style:style>
    <style:style style:name="P9" style:family="paragraph" style:parent-style-name="Preformatted_20_Text">
      <style:text-properties fo:color="#000000"/>
    </style:style>
    <style:style style:name="P10" style:family="paragraph" style:parent-style-name="Preformatted_20_Text">
      <style:text-properties fo:color="#000000" style:font-name="Source Code Pro" fo:font-size="11.3999996185303pt"/>
    </style:style>
    <style:style style:name="P11" style:family="paragraph" style:parent-style-name="Standard" style:list-style-name="WWNum43">
      <style:text-properties officeooo:paragraph-rsid="00185455"/>
    </style:style>
    <style:style style:name="P12" style:family="paragraph" style:parent-style-name="Standard">
      <style:text-properties officeooo:rsid="00185455" officeooo:paragraph-rsid="001d1e33"/>
    </style:style>
    <style:style style:name="P13" style:family="paragraph" style:parent-style-name="Standard">
      <style:text-properties officeooo:rsid="00180366" officeooo:paragraph-rsid="001d1e33"/>
    </style:style>
    <style:style style:name="P14" style:family="paragraph" style:parent-style-name="List_20_Paragraph" style:list-style-name="WWNum45">
      <style:text-properties officeooo:paragraph-rsid="00185455"/>
    </style:style>
    <style:style style:name="P15" style:family="paragraph" style:parent-style-name="List_20_Paragraph" style:list-style-name="WWNum44">
      <style:text-properties officeooo:rsid="0022798a" officeooo:paragraph-rsid="0022798a"/>
    </style:style>
    <style:style style:name="P16" style:family="paragraph" style:parent-style-name="List_20_Paragraph" style:list-style-name="WWNum40">
      <style:paragraph-properties fo:margin-top="0in" fo:margin-bottom="0.139in" loext:contextual-spacing="false" fo:line-height="115%"/>
      <style:text-properties officeooo:paragraph-rsid="0021d70b"/>
    </style:style>
    <style:style style:name="P17" style:family="paragraph" style:parent-style-name="List_20_Paragraph" style:list-style-name="WWNum45">
      <style:paragraph-properties fo:margin-top="0in" fo:margin-bottom="0.139in" loext:contextual-spacing="false" fo:line-height="115%"/>
      <style:text-properties officeooo:paragraph-rsid="001c3794"/>
    </style:style>
    <style:style style:name="P18" style:family="paragraph" style:parent-style-name="List_20_Paragraph" style:list-style-name="WWNum45">
      <style:paragraph-properties fo:margin-top="0in" fo:margin-bottom="0.139in" loext:contextual-spacing="false" fo:line-height="115%"/>
      <style:text-properties officeooo:paragraph-rsid="001dce08"/>
    </style:style>
    <style:style style:name="P19" style:family="paragraph" style:parent-style-name="List_20_Paragraph" style:list-style-name="WWNum45">
      <style:paragraph-properties fo:margin-top="0in" fo:margin-bottom="0.139in" loext:contextual-spacing="false" fo:line-height="115%" fo:text-align="start" style:justify-single-word="false"/>
      <style:text-properties officeooo:paragraph-rsid="001dce08"/>
    </style:style>
    <style:style style:name="P20" style:family="paragraph" style:parent-style-name="List_20_Paragraph">
      <style:paragraph-properties fo:margin-top="0in" fo:margin-bottom="0.139in" loext:contextual-spacing="false" fo:line-height="115%"/>
      <style:text-properties officeooo:paragraph-rsid="001e4058"/>
    </style:style>
    <style:style style:name="P21" style:family="paragraph" style:parent-style-name="List_20_Paragraph">
      <style:paragraph-properties fo:margin-top="0in" fo:margin-bottom="0.139in" loext:contextual-spacing="false" fo:line-height="115%"/>
      <style:text-properties officeooo:paragraph-rsid="001c3794"/>
    </style:style>
    <style:style style:name="P22" style:family="paragraph" style:parent-style-name="List_20_Paragraph" style:list-style-name="WWNum39">
      <loext:graphic-properties draw:fill="solid" draw:fill-color="#ffffff"/>
      <style:paragraph-properties fo:margin-top="0in" fo:margin-bottom="0.139in" loext:contextual-spacing="false" fo:line-height="115%" fo:background-color="#ffffff"/>
      <style:text-properties officeooo:rsid="001a7fee" officeooo:paragraph-rsid="001e4058"/>
    </style:style>
    <style:style style:name="P23" style:family="paragraph" style:parent-style-name="List_20_Paragraph" style:list-style-name="WWNum40">
      <style:paragraph-properties fo:margin-top="0in" fo:margin-bottom="0.139in" loext:contextual-spacing="false" fo:line-height="115%"/>
      <style:text-properties officeooo:rsid="001a7fee" officeooo:paragraph-rsid="001a7fee"/>
    </style:style>
    <style:style style:name="P24" style:family="paragraph" style:parent-style-name="List_20_Paragraph" style:list-style-name="WWNum39">
      <loext:graphic-properties draw:fill="solid" draw:fill-color="#ffffff"/>
      <style:paragraph-properties fo:margin-top="0in" fo:margin-bottom="0.139in" loext:contextual-spacing="false" fo:line-height="115%" fo:background-color="#ffffff"/>
      <style:text-properties fo:color="#ff0000" officeooo:paragraph-rsid="001e4058"/>
    </style:style>
    <style:style style:name="P25" style:family="paragraph" style:parent-style-name="List_20_Paragraph">
      <style:paragraph-properties fo:margin-top="0in" fo:margin-bottom="0.139in" loext:contextual-spacing="false" fo:line-height="115%"/>
      <style:text-properties fo:color="#000000" style:font-name="Source Code Pro" fo:font-size="11.3999996185303pt" officeooo:rsid="001c3794" officeooo:paragraph-rsid="001e4058"/>
    </style:style>
    <style:style style:name="P26" style:family="paragraph" style:parent-style-name="List_20_Paragraph" style:list-style-name="WWNum45">
      <style:paragraph-properties fo:margin-top="0in" fo:margin-bottom="0.139in" loext:contextual-spacing="false" fo:line-height="115%"/>
      <style:text-properties fo:color="#000000" style:font-name="Source Code Pro" fo:font-size="11.3999996185303pt" officeooo:rsid="001dce08" officeooo:paragraph-rsid="001dce08"/>
    </style:style>
    <style:style style:name="P27" style:family="paragraph" style:parent-style-name="List_20_Paragraph" style:list-style-name="WWNum45">
      <style:paragraph-properties fo:margin-top="0in" fo:margin-bottom="0.139in" loext:contextual-spacing="false" fo:line-height="115%" fo:text-align="start" style:justify-single-word="false"/>
      <style:text-properties fo:color="#000000" style:font-name="Source Code Pro" fo:font-size="11.3999996185303pt" officeooo:rsid="001dce08" officeooo:paragraph-rsid="001dce08"/>
    </style:style>
    <style:style style:name="P28" style:family="paragraph" style:parent-style-name="List_20_Paragraph" style:list-style-name="WWNum45">
      <style:paragraph-properties fo:margin-top="0in" fo:margin-bottom="0.139in" loext:contextual-spacing="false" fo:line-height="115%"/>
      <style:text-properties officeooo:rsid="001dce08" officeooo:paragraph-rsid="001dce08"/>
    </style:style>
    <style:style style:name="P29" style:family="paragraph" style:parent-style-name="List_20_Paragraph" style:list-style-name="WWNum38">
      <style:paragraph-properties fo:margin-top="0in" fo:margin-bottom="0.139in" loext:contextual-spacing="false" fo:line-height="115%"/>
      <style:text-properties fo:font-weight="bold" officeooo:paragraph-rsid="00185455" style:font-weight-asian="bold" style:font-weight-complex="bold"/>
    </style:style>
    <style:style style:name="P30" style:family="paragraph" style:parent-style-name="List_20_Paragraph">
      <style:paragraph-properties fo:margin-top="0in" fo:margin-bottom="0.139in" loext:contextual-spacing="false" fo:line-height="115%"/>
      <style:text-properties fo:font-weight="bold" officeooo:paragraph-rsid="001e4058" style:font-weight-asian="bold" style:font-weight-complex="bold"/>
    </style:style>
    <style:style style:name="P31" style:family="paragraph" style:parent-style-name="List_20_Paragraph" style:list-style-name="WWNum40">
      <style:paragraph-properties fo:margin-top="0in" fo:margin-bottom="0.139in" loext:contextual-spacing="false" fo:line-height="115%"/>
      <style:text-properties officeooo:rsid="0021d70b" officeooo:paragraph-rsid="0021d70b"/>
    </style:style>
    <style:style style:name="P32" style:family="paragraph" style:parent-style-name="List_20_Paragraph">
      <style:paragraph-properties fo:margin-top="0in" fo:margin-bottom="0.139in" loext:contextual-spacing="false" fo:line-height="115%"/>
      <style:text-properties officeooo:rsid="001e4058" officeooo:paragraph-rsid="001f64b1"/>
    </style:style>
    <style:style style:name="P33" style:family="paragraph" style:parent-style-name="List_20_Paragraph" style:list-style-name="WWNum40">
      <style:paragraph-properties fo:margin-top="0in" fo:margin-bottom="0.139in" loext:contextual-spacing="false" fo:line-height="115%"/>
      <style:text-properties fo:font-weight="normal" officeooo:rsid="0022798a" officeooo:paragraph-rsid="0022798a" style:font-weight-asian="normal" style:font-weight-complex="normal"/>
    </style:style>
    <style:style style:name="P34" style:family="paragraph" style:parent-style-name="Huisstijl-Voettekst">
      <style:text-properties fo:font-size="8pt" fo:font-weight="normal" style:font-size-asian="8pt" style:font-weight-asian="normal" style:font-size-complex="8pt"/>
    </style:style>
    <style:style style:name="P35" style:family="paragraph" style:parent-style-name="Heading_20_1" style:list-style-name="WWNum39">
      <loext:graphic-properties draw:fill="solid" draw:fill-color="#ffffff"/>
      <style:paragraph-properties fo:margin-top="0.3335in" fo:margin-bottom="0in" loext:contextual-spacing="true" fo:line-height="115%" fo:keep-together="auto" fo:background-color="#ffffff" fo:keep-with-next="auto"/>
      <style:text-properties officeooo:paragraph-rsid="001e4058"/>
    </style:style>
    <style:style style:name="P36" style:family="paragraph" style:parent-style-name="Heading_20_1" style:list-style-name="WWNum39">
      <loext:graphic-properties draw:fill="solid" draw:fill-color="#ffffff"/>
      <style:paragraph-properties fo:margin-top="0.3335in" fo:margin-bottom="0in" loext:contextual-spacing="true" fo:line-height="115%" fo:keep-together="auto" fo:background-color="#ffffff" fo:keep-with-next="auto"/>
      <style:text-properties officeooo:paragraph-rsid="00185455"/>
    </style:style>
    <style:style style:name="P37" style:family="paragraph" style:parent-style-name="Heading_20_1">
      <loext:graphic-properties draw:fill="solid" draw:fill-color="#ffffff"/>
      <style:paragraph-properties fo:margin-top="0.3335in" fo:margin-bottom="0in" loext:contextual-spacing="true" fo:line-height="115%" fo:keep-together="auto" fo:background-color="#ffffff" fo:keep-with-next="auto"/>
      <style:text-properties officeooo:rsid="00185455" officeooo:paragraph-rsid="001d1e33"/>
    </style:style>
    <style:style style:name="P38" style:family="paragraph" style:parent-style-name="Heading_20_1" style:list-style-name="WWNum39">
      <loext:graphic-properties draw:fill="solid" draw:fill-color="#ffffff"/>
      <style:paragraph-properties fo:margin-top="0.3335in" fo:margin-bottom="0in" loext:contextual-spacing="true" fo:line-height="115%" fo:background-color="#ffffff"/>
      <style:text-properties officeooo:paragraph-rsid="00185455"/>
    </style:style>
    <style:style style:name="T1" style:family="text">
      <style:text-properties fo:color="#000000" fo:font-size="8pt" style:font-size-asian="8pt" style:font-size-complex="8pt"/>
    </style:style>
    <style:style style:name="T2" style:family="text">
      <style:text-properties fo:color="#000000" style:font-name="Source Code Pro" fo:font-size="11.3999996185303pt"/>
    </style:style>
    <style:style style:name="T3" style:family="text">
      <style:text-properties fo:color="#000000" style:font-name="Source Code Pro" fo:font-size="11.3999996185303pt" officeooo:rsid="001c1c06"/>
    </style:style>
    <style:style style:name="T4" style:family="text">
      <style:text-properties fo:color="#000000" style:font-name="Source Code Pro" fo:font-size="11.3999996185303pt" officeooo:rsid="001c3794"/>
    </style:style>
    <style:style style:name="T5" style:family="text">
      <style:text-properties fo:color="#000000" style:font-name="Source Code Pro" fo:font-size="11.3999996185303pt" officeooo:rsid="001dce08"/>
    </style:style>
    <style:style style:name="T6" style:family="text">
      <style:text-properties fo:color="#000000" style:font-name="Source Code Pro" fo:font-size="11.3999996185303pt" officeooo:rsid="001e4058"/>
    </style:style>
    <style:style style:name="T7" style:family="text">
      <style:text-properties fo:color="#000000" style:font-name="Source Code Pro" fo:font-size="11.3999996185303pt" fo:font-weight="normal" officeooo:rsid="001c1c06" style:font-weight-asian="normal" style:font-weight-complex="normal"/>
    </style:style>
    <style:style style:name="T8" style:family="text">
      <style:text-properties fo:color="#000000" style:font-name="Source Code Pro" fo:font-size="11.3999996185303pt" fo:font-weight="normal" officeooo:rsid="001c3794" style:font-weight-asian="normal" style:font-weight-complex="normal"/>
    </style:style>
    <style:style style:name="T9" style:family="text">
      <style:text-properties fo:font-size="8pt" style:font-size-asian="8pt" style:font-size-complex="8pt"/>
    </style:style>
    <style:style style:name="T10" style:family="text">
      <style:text-properties fo:color="#ff0000" fo:font-size="8pt" style:font-size-asian="8pt" style:font-size-complex="8pt"/>
    </style:style>
    <style:style style:name="T11" style:family="text">
      <style:text-properties fo:language="en" fo:country="GB"/>
    </style:style>
    <style:style style:name="T12" style:family="text">
      <style:text-properties officeooo:rsid="001a7fee"/>
    </style:style>
    <style:style style:name="T13" style:family="text">
      <style:text-properties officeooo:rsid="001c1c06"/>
    </style:style>
    <style:style style:name="T14" style:family="text">
      <style:text-properties fo:font-weight="bold" style:font-weight-asian="bold" style:font-weight-complex="bold"/>
    </style:style>
    <style:style style:name="T15" style:family="text">
      <style:text-properties fo:color="#000080"/>
    </style:style>
    <style:style style:name="T16" style:family="text">
      <style:text-properties fo:color="#000080" fo:font-weight="bold"/>
    </style:style>
    <style:style style:name="T17" style:family="text">
      <style:text-properties fo:color="#000080" style:font-name="Source Code Pro" fo:font-size="11.3999996185303pt" fo:font-weight="bold"/>
    </style:style>
    <style:style style:name="T18" style:family="text">
      <style:text-properties officeooo:rsid="001c3794"/>
    </style:style>
    <style:style style:name="T19" style:family="text">
      <style:text-properties officeooo:rsid="001d1e33"/>
    </style:style>
    <style:style style:name="T20" style:family="text">
      <style:text-properties officeooo:rsid="001dce08"/>
    </style:style>
    <style:style style:name="T21" style:family="text">
      <style:text-properties officeooo:rsid="001e4058"/>
    </style:style>
    <style:style style:name="T22" style:family="text">
      <style:text-properties fo:color="#808000"/>
    </style:style>
    <style:style style:name="T23" style:family="text">
      <style:text-properties fo:color="#808000" style:font-name="Source Code Pro" fo:font-size="11.3999996185303pt"/>
    </style:style>
    <style:style style:name="T24" style:family="text">
      <style:text-properties style:font-name="Source Code Pro" fo:font-size="11.3999996185303pt"/>
    </style:style>
    <style:style style:name="T25" style:family="text">
      <style:text-properties style:font-name="Source Code Pro" fo:font-size="11.3999996185303pt" fo:font-style="italic"/>
    </style:style>
    <style:style style:name="T26" style:family="text">
      <style:text-properties fo:color="#0000ff" style:font-name="Source Code Pro" fo:font-size="11.3999996185303pt"/>
    </style:style>
    <style:style style:name="T27" style:family="text">
      <style:text-properties fo:color="#008000" style:font-name="Source Code Pro" fo:font-size="11.3999996185303pt" fo:font-weight="bold"/>
    </style:style>
    <style:style style:name="T28" style:family="text">
      <style:text-properties officeooo:rsid="001f64b1"/>
    </style:style>
    <style:style style:name="T29" style:family="text">
      <style:text-properties officeooo:rsid="0021d7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84525644177323758" text:style-name="WWNum39">
        <text:list-item>
          <text:h text:style-name="P35" text:outline-level="1">Versie</text:h>
          <text:p text:style-name="P22">Versie 1.0.</text:p>
        </text:list-item>
        <text:list-item>
          <text:p text:style-name="P24"><text:bookmark-start text:name="_Toc473464762"/><text:bookmark-start text:name="_Toc357599053"/><text:bookmark-start text:name="_Toc357599021"/>Introductie<text:bookmark-end text:name="_Toc473464762"/><text:bookmark-end text:name="_Toc357599053"/><text:bookmark-end text:name="_Toc357599021"/></text:p>
        </text:list-item>
      </text:list>
      <text:list xml:id="list6785984474623380835" text:style-name="WWNum40">
        <text:list-header>
          <text:p text:style-name="P16"><text:span text:style-name="T29">Ik heb de service “Het aantal werklozen per stad” die 2 steden(Amsterdam, Utrecht) kent. </text:span></text:p>
          <text:p text:style-name="P31">Elke stad heeft bewoners, werklozen en arbeiders. Hiervoor heb ik 3 methodes geschreven. Ik heb GlassFish als mijn server gebruikt. </text:p>
          <text:p text:style-name="P33">Maven: Ik heb zo veel mogelijk geprobeerd om de configuraties via Maven te laten lopen. Junit dependencies zijn al opgenomen. Ik heb GlassFish plugins erbij gedaan maar ik weet niet zeker of het helpt om zonder GlassFish dit te gebruiken(blijkbaar moet je als nog de server te installeren maar de configuraties hoeft dan niet meer). <text:tab/></text:p>
        </text:list-header>
        <text:list-item>
          <text:p text:style-name="P23"><text:bookmark-start text:name="__DdeLink__844_358147698"/>Ik <text:span text:style-name="T20">ga een</text:span> BlackBox/<text:span text:style-name="T18">Systeem</text:span>test <text:span text:style-name="T13">uitgevoeren </text:span>omdat ik zo mijn interface/externe gedrag van mijn app kan testen op de functionaliteiten. </text:p>
        </text:list-item>
        <text:list-item>
          <text:p text:style-name="P23">Ik <text:span text:style-name="T20">ga een </text:span>WhiteBox/<text:span text:style-name="T18">Integratie</text:span>test <text:span text:style-name="T13">uitgevoeren omdat</text:span> ik zo precies elke methode inhoudelijk met gebruik van kennis <text:span text:style-name="T13">van interne architectuur en </text:span>code kan testen op de bugs en ontbrekende stukken.<text:bookmark-end text:name="__DdeLink__844_358147698"/></text:p>
        </text:list-item>
      </text:list>
      <text:list xml:id="list205950673529225" text:continue-list="list5184525644177323758" text:style-name="WWNum39">
        <text:list-item>
          <text:h text:style-name="P36" text:outline-level="1"><text:bookmark-start text:name="_Toc473464763"/>Testomgeving<text:bookmark-end text:name="_Toc473464763"/></text:h>
        </text:list-item>
      </text:list>
      <text:p text:style-name="P21"><text:span text:style-name="T18"><text:tab/>Mijn services die getest worden zijn: </text:span></text:p>
      <text:list xml:id="list7013158371364648293" text:style-name="WWNum45">
        <text:list-item>
          <text:list>
            <text:list-item>
              <text:p text:style-name="P17"><text:bookmark-start text:name="__DdeLink__909_358147698"/><text:span text:style-name="T3">public int g</text:span><text:span text:style-name="T2">eefAantalWerklozenPerStad(String stad);</text:span><text:bookmark-end text:name="__DdeLink__909_358147698"/></text:p>
            </text:list-item>
            <text:list-item>
              <text:p text:style-name="P17"><text:span text:style-name="T3">public int g</text:span><text:span text:style-name="T2">eefAantalArbeidersPerStad(String stad);</text:span></text:p>
            </text:list-item>
            <text:list-item>
              <text:p text:style-name="P17"><text:span text:style-name="T3">public int g</text:span><text:span text:style-name="T2">eefAantalBewonersPerStad(String stad) ;</text:span></text:p>
            </text:list-item>
          </text:list>
        </text:list-item>
      </text:list>
      <text:p text:style-name="P25"><text:tab/>Voor mijn Integratie test ga ik de Junit tool gebruiken.</text:p>
      <text:p text:style-name="P6"><text:span text:style-name="T4"><text:tab/>Voor mijn systeemtest </text:span><text:span text:style-name="T6">ga</text:span><text:span text:style-name="T4"> ik de SoapUI software gebruik</text:span><text:span text:style-name="T6">en</text:span><text:span text:style-name="T5">.</text:span><text:span text:style-name="T3"><text:tab/><text:tab/></text:span></text:p>
      <text:list xml:id="list205949711525040" text:continue-list="list205950673529225" text:style-name="WWNum39">
        <text:list-item>
          <text:h text:style-name="P36" text:outline-level="1"><text:bookmark-start text:name="_Toc473464764"/>Smoketest<text:bookmark-end text:name="_Toc473464764"/></text:h>
        </text:list-item>
      </text:list>
      <text:p text:style-name="P5"><text:tab/>Voor mijn systeemtest <text:span text:style-name="T20">heb</text:span> ik de SoapUI software gebruik<text:span text:style-name="T20">t.</text:span></text:p>
      <text:list xml:id="list205950892040563" text:continue-list="list7013158371364648293" text:style-name="WWNum45">
        <text:list-header>
          <text:p text:style-name="P17"><text:span text:style-name="T12">Ik heb met behulp van SoapUI elke van de bovenstaande methodes met verschillende mogelijkheden en padden getest. <text:s/>Geprobeerd om verschillende parameters te geven en kijken wat het gedrag van het systeem is. Van elke test heb ik screenshot gemaakt.</text:span></text:p>
        </text:list-header>
      </text:list>
      <text:list xml:id="list205950784101189" text:continue-list="list205949711525040" text:style-name="WWNum39">
        <text:list-header>
          <text:h text:style-name="P36" text:outline-level="1"><text:span text:style-name="T11"/></text:h>
          <text:h text:style-name="P38" text:outline-level="1"><text:span text:style-name="T11"/></text:h>
          <text:h text:style-name="P38" text:outline-level="1"><text:span text:style-name="T11"/></text:h>
        </text:list-header>
        <text:list-item>
          <text:h text:style-name="P38" text:outline-level="1"><text:bookmark-start text:name="_Toc357599054"/><text:bookmark-start text:name="_Toc473464765"/><text:bookmark-start text:name="_Toc357599022"/><text:soft-page-break/><text:span text:style-name="T11">Testcases </text:span><text:bookmark-end text:name="_Toc357599054"/><text:bookmark-end text:name="_Toc357599022"/><text:span text:style-name="T11">black box test (integratietest of functionele test)</text:span><text:bookmark-end text:name="_Toc473464765"/></text:h>
        </text:list-item>
      </text:list>
      <text:list xml:id="list7704407876646103728" text:style-name="WWNum44">
        <text:list-header>
          <text:p text:style-name="P15">Voorbeelden test paden.</text:p>
        </text:list-header>
      </text:list>
      <text:list xml:id="list5632974873377054070" text:style-name="WWNum43">
        <text:list-header>
          <text:p text:style-name="P11"/>
        </text:list-header>
      </text:list>
      <text:list xml:id="list205951197535112" text:continue-list="list205950892040563" text:style-name="WWNum45">
        <text:list-item>
          <text:list>
            <text:list-item>
              <text:p text:style-name="P18"><text:span text:style-name="T3">public int g</text:span><text:span text:style-name="T2">eefAantalWerklozenPerStad(String stad); </text:span></text:p>
              <text:list>
                <text:list-item>
                  <text:p text:style-name="P28"><text:bookmark-start text:name="__DdeLink__912_358147698"/><text:span text:style-name="T2">Input: String Utrecht. Output: 14</text:span><text:bookmark-end text:name="__DdeLink__912_358147698"/><text:span text:style-name="T2">. </text:span><text:span text:style-name="T6">Verwacht: 14.</text:span></text:p>
                </text:list-item>
                <text:list-item>
                  <text:p text:style-name="P26">Input: String <text:s/>ietsAnders: Output: 0 (error (ik kon geen error opvangen met string omdat hij int verwacht))</text:p>
                </text:list-item>
              </text:list>
            </text:list-item>
            <text:list-item>
              <text:p text:style-name="P19"><text:span text:style-name="T3">public int g</text:span><text:span text:style-name="T5">eefAantalArbeidersPerStad(String stad);</text:span></text:p>
              <text:list>
                <text:list-item>
                  <text:p text:style-name="P27">Input: String ietsAnders. Output: 0(error) <text:tab/></text:p>
                </text:list-item>
                <text:list-item>
                  <text:p text:style-name="P19"><text:span text:style-name="T5">Input: String Amsterdam: Output: </text:span><text:span text:style-name="T6">23. Verwacht: 23.</text:span><text:span text:style-name="T5"><text:tab/></text:span></text:p>
                </text:list-item>
              </text:list>
            </text:list-item>
          </text:list>
        </text:list-item>
      </text:list>
      <text:list xml:id="list205949494664588" text:continue-list="list205950784101189" text:style-name="WWNum39">
        <text:list-item>
          <text:h text:style-name="P36" text:outline-level="1"><text:bookmark-start text:name="_Toc357599056"/><text:bookmark-start text:name="_Toc473464766"/><text:bookmark-start text:name="_Toc357599024"/>Unit Tests<text:bookmark-end text:name="_Toc357599056"/><text:bookmark-end text:name="_Toc473464766"/><text:bookmark-end text:name="_Toc357599024"/></text:h>
        </text:list-item>
      </text:list>
      <text:p text:style-name="P6"><text:span text:style-name="T3"><text:s/></text:span><text:span text:style-name="T7"><text:tab/></text:span><text:span text:style-name="T8">Ik heb met behulp van Junit <text:s/>elke van de bovenstaande methodes inhoudelijk <text:tab/>met verschillende parameters getest. <text:s/>Van elke test heb ik screenshot <text:tab/>gemaakt.</text:span></text:p>
      <text:p text:style-name="P32"><text:tab/>Hieronder volgt de source code van mijn unittest. De <text:span text:style-name="T28">Junit test is te vinden onder </text:span>package: <text:s text:c="2"/><text:tab/><text:span text:style-name="T28">src/test/java/StadTest.</text:span></text:p>
      <text:p text:style-name="P30"/>
      <text:p text:style-name="P7"><text:span text:style-name="T15">import </text:span>org.junit.Assert;</text:p>
      <text:p text:style-name="P10"><text:span text:style-name="T16">import </text:span>org.junit.<text:span text:style-name="T22">Test</text:span>;</text:p>
      <text:p text:style-name="P10"><text:span text:style-name="T16">import </text:span>services.BewonerController;</text:p>
      <text:p text:style-name="P10"><text:span text:style-name="T16">public class </text:span>StadTest {</text:p>
      <text:p text:style-name="P9"><text:s text:c="4"/><text:span text:style-name="T23">@Test</text:span></text:p>
      <text:p text:style-name="P9"><text:span text:style-name="T22"><text:s text:c="4"/></text:span><text:span text:style-name="T17">public void </text:span><text:span text:style-name="T24">testGeefAantalWerklozenPerUtrecht() {</text:span></text:p>
      <text:p text:style-name="P9"><text:s text:c="8"/><text:span text:style-name="T24">BewonerController test1 = </text:span><text:span text:style-name="T17">new </text:span><text:span text:style-name="T24">BewonerController();</text:span></text:p>
      <text:p text:style-name="P9"><text:s text:c="8"/><text:span text:style-name="T24">Assert.</text:span><text:span text:style-name="T25">assertEquals</text:span><text:span text:style-name="T24">(</text:span><text:span text:style-name="T26">14</text:span><text:span text:style-name="T24">, test1.geefAantalWerklozenPerStad(</text:span><text:span text:style-name="T27">"UtReCht"</text:span><text:span text:style-name="T24">));</text:span></text:p>
      <text:p text:style-name="P9"><text:s text:c="4"/><text:span text:style-name="T24">}</text:span></text:p>
      <text:p text:style-name="P9"><text:s text:c="4"/><text:span text:style-name="T23">@Test</text:span></text:p>
      <text:p text:style-name="P9"><text:span text:style-name="T22"><text:s text:c="4"/></text:span><text:span text:style-name="T17">public void </text:span><text:span text:style-name="T24">testGeefAantalWerklozenPerAmsterdam() {</text:span></text:p>
      <text:p text:style-name="P9"><text:s text:c="8"/><text:span text:style-name="T24">BewonerController test2 = </text:span><text:span text:style-name="T17">new </text:span><text:span text:style-name="T24">BewonerController();</text:span></text:p>
      <text:p text:style-name="P9"><text:s text:c="8"/><text:span text:style-name="T24">Assert.</text:span><text:span text:style-name="T25">assertEquals</text:span><text:span text:style-name="T24">(</text:span><text:span text:style-name="T26">11</text:span><text:span text:style-name="T24">, test2.geefAantalWerklozenPerStad(</text:span><text:span text:style-name="T27">"AMSTERDAM"</text:span><text:span text:style-name="T24">));</text:span></text:p>
      <text:p text:style-name="P9"><text:s text:c="4"/><text:span text:style-name="T24">}</text:span></text:p>
      <text:p text:style-name="P9"><text:s text:c="4"/><text:span text:style-name="T23">@Test</text:span></text:p>
      <text:p text:style-name="P9"><text:span text:style-name="T22"><text:s text:c="4"/></text:span><text:span text:style-name="T17">public void </text:span><text:span text:style-name="T24">testAantalBewonersUtrecht(){</text:span></text:p>
      <text:p text:style-name="P9"><text:s text:c="8"/><text:span text:style-name="T24">BewonerController test3 = </text:span><text:span text:style-name="T17">new </text:span><text:span text:style-name="T24">BewonerController();</text:span></text:p>
      <text:p text:style-name="P9"><text:s text:c="8"/><text:span text:style-name="T24">Assert.</text:span><text:span text:style-name="T25">assertEquals</text:span><text:span text:style-name="T24">(</text:span><text:span text:style-name="T26">42</text:span><text:span text:style-name="T24">,test3.geefAantalBewonersPerStad(</text:span><text:span text:style-name="T27">"utrecht"</text:span><text:span text:style-name="T24">));</text:span></text:p>
      <text:p text:style-name="P9"><text:s text:c="4"/><text:span text:style-name="T24">}</text:span></text:p>
      <text:p text:style-name="P9"><text:s text:c="4"/><text:span text:style-name="T23">@Test</text:span></text:p>
      <text:p text:style-name="P9"><text:span text:style-name="T22"><text:s text:c="4"/></text:span><text:span text:style-name="T17">public void </text:span><text:span text:style-name="T24">testAantalBewonersAmsterdam(){</text:span></text:p>
      <text:p text:style-name="P9"><text:s text:c="8"/><text:span text:style-name="T24">BewonerController test4 = </text:span><text:span text:style-name="T17">new </text:span><text:span text:style-name="T24">BewonerController();</text:span></text:p>
      <text:p text:style-name="P9"><text:s text:c="8"/><text:span text:style-name="T24">Assert.</text:span><text:span text:style-name="T25">assertEquals</text:span><text:span text:style-name="T24">(</text:span><text:span text:style-name="T26">43</text:span><text:span text:style-name="T24">,test4.geefAantalBewonersPerStad(</text:span><text:span text:style-name="T27">"Amsterdam"</text:span><text:span text:style-name="T24">));</text:span></text:p>
      <text:p text:style-name="P9"><text:soft-page-break/><text:s text:c="4"/><text:span text:style-name="T24">}</text:span></text:p>
      <text:p text:style-name="P9"><text:s text:c="4"/><text:span text:style-name="T23">@Test</text:span></text:p>
      <text:p text:style-name="P9"><text:span text:style-name="T22"><text:s text:c="4"/></text:span><text:span text:style-name="T17">public void </text:span><text:span text:style-name="T24">testAantalArbeidersAmsterdam(){</text:span></text:p>
      <text:p text:style-name="P9"><text:s text:c="8"/><text:span text:style-name="T24">BewonerController test5 = </text:span><text:span text:style-name="T17">new </text:span><text:span text:style-name="T24">BewonerController();</text:span></text:p>
      <text:p text:style-name="P9"><text:s text:c="8"/><text:span text:style-name="T24">Assert.</text:span><text:span text:style-name="T25">assertEquals</text:span><text:span text:style-name="T24">(</text:span><text:span text:style-name="T26">23</text:span><text:span text:style-name="T24">,test5.geefAantalArbeidersPerStad(</text:span><text:span text:style-name="T27">"amsterdam"</text:span><text:span text:style-name="T24">));</text:span></text:p>
      <text:p text:style-name="P9"><text:s text:c="4"/><text:span text:style-name="T24">}</text:span></text:p>
      <text:p text:style-name="P9"><text:s text:c="4"/><text:span text:style-name="T23">@Test</text:span></text:p>
      <text:p text:style-name="P9"><text:span text:style-name="T22"><text:s text:c="4"/></text:span><text:span text:style-name="T17">public void </text:span><text:span text:style-name="T24">testAantalArbeidersUtrecht(){</text:span></text:p>
      <text:p text:style-name="P9"><text:s text:c="8"/><text:span text:style-name="T24">BewonerController test6 = </text:span><text:span text:style-name="T17">new </text:span><text:span text:style-name="T24">BewonerController();</text:span></text:p>
      <text:p text:style-name="P9"><text:s text:c="8"/><text:span text:style-name="T24">Assert.</text:span><text:span text:style-name="T25">assertEquals</text:span><text:span text:style-name="T24">(</text:span><text:span text:style-name="T26">43</text:span><text:span text:style-name="T24">,test6.geefAantalArbeidersPerStad(</text:span><text:span text:style-name="T27">"utrecht"</text:span><text:span text:style-name="T24">));</text:span></text:p>
      <text:p text:style-name="P9"><text:s text:c="4"/><text:span text:style-name="T24">}</text:span></text:p>
      <text:p text:style-name="P8">}</text:p>
      <text:list xml:id="list205950741651686" text:continue-numbering="true" text:style-name="WWNum39">
        <text:list-item>
          <text:h text:style-name="P36" text:outline-level="1"><text:bookmark-start text:name="_Toc473464767"/>Regressietests<text:bookmark-end text:name="_Toc473464767"/></text:h>
        </text:list-item>
      </text:list>
      <text:p text:style-name="P13"><text:tab/>BlackTest</text:p>
      <text:p text:style-name="P13"><text:tab/>SoapUI:</text:p>
      <text:p text:style-name="P13"><text:tab/><text:tab/>AantalBewoners<text:span text:style-name="T21">PerStad</text:span>( ) </text:p>
      <text:p text:style-name="P13"><text:tab/><text:tab/><text:tab/><text:span text:style-name="T21">Werkt niet optimaal. Blijft de eerste Array aangeven die hij ziet, De 2e Array <text:tab/><text:tab/><text:tab/>negeert <text:s/>hij. Heb er veel mee gespeeld maar kon hem niet fixen.</text:span></text:p>
      <text:p text:style-name="P4"/>
      <text:p text:style-name="P4"/>
      <text:h text:style-name="P37" text:outline-level="1"><text:bookmark text:name="_Toc357599020"/><text:bookmark text:name="_Toc357599052"/><text:bookmark text:name="_Toc4734647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Source Code Pro" svg:font-family="'Source Code Pro'"/>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top="0in" fo:margin-bottom="0in" loext:contextual-spacing="true" style:line-height-at-least="0.1665in"/>
      <style:text-properties style:font-name-asian="Times New Roman" style:font-family-asian="'Times New Roman'" style:font-family-generic-asian="system" style:font-pitch-asian="variable" style:language-asian="nl" style:country-asian="NL" style:font-name-complex="Times New Roman" style:font-family-complex="'Times New Roman'" style:font-family-generic-complex="system" style:font-pitch-complex="variable"/>
    </style:style>
    <style:style style:name="Heading_20_1" style:display-name="Heading 1" style:family="paragraph" style:default-outline-level="1" style:class="text">
      <loext:graphic-properties draw:fill="solid" draw:fill-color="#70bed6"/>
      <style:paragraph-properties fo:background-color="#70bed6"/>
      <style:text-properties fo:color="#ff0000"/>
    </style:style>
    <style:style style:name="No_20_Spacing" style:display-name="No Spacing" style:family="paragraph" style:parent-style-name="Standard" style:default-outline-level="">
      <style:paragraph-properties fo:margin-top="0in" fo:margin-bottom="0in" loext:contextual-spacing="false"/>
    </style:style>
    <style:style style:name="Huisstijl-Voettekst" style:family="paragraph" style:parent-style-name="No_20_Spacing" style:default-outline-level="">
      <style:text-properties fo:font-size="6pt" fo:font-weight="bold" style:font-size-asian="6pt" style:font-weight-asian="bold"/>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2" style:display-name="ListLabel 102"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asian="Arial" style:font-family-asian="Arial" style:font-family-generic-asian="system" style:font-pitch-asian="variable" style:font-name-complex="Lohit Devanagari" style:font-family-complex="'Lohit Devanaga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asian="Arial" style:font-family-asian="Arial" style:font-family-generic-asian="system" style:font-pitch-asian="variable" style:font-name-complex="Lohit Devanagari" style:font-family-complex="'Lohit Devanagari'"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102"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06"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0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14"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1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417in" fo:margin-bottom="0.0417in" loext:contextual-spacing="false"/>
    </style:style>
    <style:style style:name="MP2" style:family="paragraph" style:parent-style-name="Huisstijl-Voettekst">
      <style:text-properties fo:font-weight="normal" style:font-weight-asian="normal"/>
    </style:style>
    <style:style style:name="MP3" style:family="paragraph" style:parent-style-name="Huisstijl-Voettekst">
      <style:text-properties fo:font-size="8pt" fo:font-weight="normal" style:font-size-asian="8pt" style:font-weight-asian="normal" style:font-size-complex="8pt"/>
    </style:style>
    <style:style style:name="MP4" style:family="paragraph" style:parent-style-name="Standard">
      <style:paragraph-properties fo:margin-top="0in" fo:margin-bottom="0in" loext:contextual-spacing="false" style:line-height-at-least="0in"/>
      <style:text-properties fo:font-size="1pt" style:font-size-asian="1pt" style:font-size-complex="1pt"/>
    </style:style>
    <style:style style:name="MT1" style:family="text">
      <style:text-properties fo:color="#000000" fo:font-size="8pt" style:font-size-asian="8pt" style:font-size-complex="8pt"/>
    </style:style>
    <style:style style:name="MT2" style:family="text">
      <style:text-properties fo:font-size="8pt" style:font-size-asian="8pt" style:font-size-complex="8pt"/>
    </style:style>
    <style:style style:name="MT3" style:family="text">
      <style:text-properties fo:color="#ff0000"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dotted #00000a" fo:padding-top="0.1516in" fo:padding-bottom="0.1516in" fo:padding-left="0.7681in" fo:padding-right="1.1693in" style:writing-mode="lr-tb" style:layout-grid-color="#c0c0c0" style:layout-grid-lines="3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7626in" fo:margin-left="0in" fo:margin-right="0in" fo:margin-bottom="0.7228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Converted2" style:page-layout-name="Mpm2" style:next-style-name="Converted1">
      <style:header>
        <text:p text:style-name="Header"/>
      </style:header>
      <style:footer>
        <text:p text:style-name="MP1"><text:span text:style-name="MT1">Testplan template Integration and Communication Studiejaar 2016-2017<text:tab/></text:span><text:span text:style-name="MT2"><text:tab/><text:tab/><text:tab/> <text:s text:c="4"/></text:span><text:span text:style-name="MT2"><text:page-number text:select-page="current">0</text:page-number></text:span><text:span text:style-name="MT2">/</text:span><text:span text:style-name="MT3"><text:page-count>3</text:page-count></text:span></text:p>
        <text:p text:style-name="MP2"/>
        <text:p text:style-name="MP3">© Hogeschool Utrecht, Utrecht, 2015</text:p>
        <text:p text:style-name="Footer"/>
      </style:footer>
    </style:master-page>
    <style:master-page style:name="Converted1" style:page-layout-name="Mpm2">
      <style:header>
        <text:p text:style-name="MP4"/>
      </style:header>
      <style:footer>
        <text:p text:style-name="MP1"><text:span text:style-name="MT1">Testplan template Integration and Communication Studiejaar 2016-2017<text:tab/></text:span><text:span text:style-name="MT2"><text:tab/><text:tab/><text:tab/> <text:s text:c="4"/></text:span><text:span text:style-name="MT2"><text:page-number text:select-page="current">0</text:page-number></text:span><text:span text:style-name="MT2">/</text:span><text:span text:style-name="MT3"><text:page-count>3</text:page-count></text:span></text:p>
        <text:p text:style-name="MP2"/>
        <text:p text:style-name="MP3">© Hogeschool Utrecht, Utrecht, 2015</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6:56:13.757442997</meta:creation-date>
    <dc:date>2017-03-12T20:59:49.329852039</dc:date>
    <meta:editing-duration>PT50M23S</meta:editing-duration>
    <meta:editing-cycles>3</meta:editing-cycles>
    <meta:generator>LibreOffice/5.1.6.2$Linux_X86_64 LibreOffice_project/10m0$Build-2</meta:generator>
    <meta:document-statistic meta:table-count="0" meta:image-count="0" meta:object-count="0" meta:page-count="3" meta:paragraph-count="73" meta:word-count="487" meta:character-count="4022" meta:non-whitespace-character-count="3407"/>
  </office:meta>
</office:document-meta>
</file>